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font-name="Consolas" fo:font-size="10.5pt" fo:font-weight="normal" officeooo:paragraph-rsid="001dd05e"/>
    </style:style>
    <style:style style:name="P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paragraph-rsid="0026891a" fo:background-color="#fffffe"/>
    </style:style>
    <style:style style:name="P4" style:family="paragraph" style:parent-style-name="Standard">
      <style:paragraph-properties style:line-height-at-least="0.503cm"/>
      <style:text-properties fo:color="#000000" loext:opacity="100%" style:font-name="Arial1" fo:font-size="12pt" fo:font-weight="normal" fo:background-color="#fffffe" style:font-size-asian="12pt" style:font-size-complex="12pt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style:font-name="Arial1" fo:font-size="12pt" style:font-size-asian="12pt" style:font-size-complex="12pt"/>
    </style:style>
    <style:style style:name="P7" style:family="paragraph" style:parent-style-name="Standard">
      <style:paragraph-properties style:line-height-at-least="0.503cm"/>
      <style:text-properties fo:color="#0000ff" loext:opacity="100%" style:font-name="Consolas" fo:font-size="10.5pt" fo:font-weight="normal" fo:background-color="#fffffe"/>
    </style:style>
    <style:style style:name="P8" style:family="paragraph" style:parent-style-name="Standard">
      <style:paragraph-properties fo:margin-top="0cm" fo:margin-bottom="0cm" style:contextual-spacing="false" fo:line-height="120%" style:writing-mode="lr-tb"/>
      <style:text-properties fo:color="#000000" loext:opacity="100%" style:font-name="Arial1" fo:font-size="12pt" fo:font-weight="normal" officeooo:paragraph-rsid="0015c959" fo:background-color="#fffffe" style:font-size-asian="12pt" style:font-size-complex="12pt"/>
    </style:style>
    <style:style style:name="P9" style:family="paragraph" style:parent-style-name="Standard">
      <style:paragraph-properties fo:margin-left="0.18cm" fo:margin-right="0cm" fo:margin-top="0.293cm" fo:margin-bottom="0cm" style:contextual-spacing="false" fo:line-height="120%" fo:text-indent="-0.445cm" style:auto-text-indent="false" fo:padding="0cm" fo:border="none" style:writing-mode="lr-tb"/>
      <style:text-properties style:font-name="Arial1" fo:font-size="12pt" fo:font-weight="normal" officeooo:paragraph-rsid="0015f897" style:font-size-asian="12pt" style:font-size-complex="12pt"/>
    </style:style>
    <style:style style:name="P10" style:family="paragraph" style:parent-style-name="Standard">
      <style:paragraph-properties fo:margin-left="0.18cm" fo:margin-right="0cm" fo:margin-top="0.293cm" fo:margin-bottom="0cm" style:contextual-spacing="false" fo:line-height="120%" fo:text-indent="-0.445cm" style:auto-text-indent="false" fo:padding="0cm" fo:border="none" style:writing-mode="lr-tb"/>
      <style:text-properties fo:color="#000000" loext:opacity="100%" style:font-name="Consolas" fo:font-size="10.5pt" fo:font-weight="normal" officeooo:paragraph-rsid="0015f897" fo:background-color="#fffffe" style:font-size-asian="12pt" style:font-size-complex="12pt"/>
    </style:style>
    <style:style style:name="P11" style:family="paragraph" style:parent-style-name="Standard">
      <style:paragraph-properties fo:margin-left="0.18cm" fo:margin-right="0cm" fo:margin-top="0.293cm" fo:margin-bottom="0cm" style:contextual-spacing="false" fo:line-height="120%" fo:text-indent="-0.445cm" style:auto-text-indent="false" fo:padding="0cm" fo:border="none" style:writing-mode="lr-tb"/>
      <style:text-properties fo:color="#000000" loext:opacity="100%" style:font-name="Consolas" fo:font-size="10.5pt" fo:font-weight="normal" officeooo:paragraph-rsid="0015f897" fo:background-color="#fffffe"/>
    </style:style>
    <style:style style:name="P12" style:family="paragraph" style:parent-style-name="Standard">
      <style:paragraph-properties fo:margin-left="0.18cm" fo:margin-right="0cm" fo:margin-top="0cm" fo:margin-bottom="0cm" style:contextual-spacing="false" fo:line-height="120%" fo:text-indent="-0.445cm" style:auto-text-indent="false" fo:padding="0cm" fo:border="none" style:writing-mode="lr-tb"/>
      <style:text-properties fo:color="#000000" loext:opacity="100%" style:font-name="Arial1" fo:font-size="12pt" fo:font-weight="normal" officeooo:paragraph-rsid="00189808" fo:background-color="#fffffe" style:font-size-asian="12pt" style:font-size-complex="12pt"/>
    </style:style>
    <style:style style:name="P13" style:family="paragraph" style:parent-style-name="Standard">
      <style:paragraph-properties fo:margin-left="0.18cm" fo:margin-right="0cm" fo:margin-top="0cm" fo:margin-bottom="0cm" style:contextual-spacing="false" fo:line-height="120%" fo:text-indent="-0.445cm" style:auto-text-indent="false" fo:padding="0cm" fo:border="none" style:writing-mode="lr-tb"/>
      <style:text-properties fo:color="#000000" loext:opacity="100%" style:font-name="Arial1" fo:font-size="12pt" fo:font-weight="normal" officeooo:rsid="0024d1fd" officeooo:paragraph-rsid="0024d1fd" fo:background-color="#fffffe" style:font-size-asian="12pt" style:font-size-complex="12pt"/>
    </style:style>
    <style:style style:name="P14" style:family="paragraph" style:parent-style-name="Standard">
      <style:paragraph-properties fo:margin-left="0.18cm" fo:margin-right="0cm" fo:margin-top="0cm" fo:margin-bottom="0cm" style:contextual-spacing="false" fo:line-height="120%" fo:text-indent="-0.445cm" style:auto-text-indent="false" fo:padding="0cm" fo:border="none" style:writing-mode="lr-tb"/>
      <style:text-properties fo:color="#000000" loext:opacity="100%" style:font-name="Consolas" fo:font-size="10.5pt" fo:font-weight="normal" officeooo:paragraph-rsid="00189808" fo:background-color="#fffffe" style:font-size-asian="12pt" style:font-size-complex="12pt"/>
    </style:style>
    <style:style style:name="P15" style:family="paragraph" style:parent-style-name="Standard">
      <style:paragraph-properties fo:margin-left="0.183cm" fo:margin-right="0.011cm" fo:margin-top="0.27cm" fo:margin-bottom="0cm" style:contextual-spacing="false" fo:line-height="120%" fo:text-indent="-0.443cm" style:auto-text-indent="false" fo:padding="0cm" fo:border="none" style:writing-mode="lr-tb"/>
      <style:text-properties fo:color="#000000" loext:opacity="100%" style:font-name="Consolas" fo:font-size="10.5pt" fo:font-weight="normal" officeooo:paragraph-rsid="00169c1f" fo:background-color="#fffffe"/>
    </style:style>
    <style:style style:name="P16" style:family="paragraph" style:parent-style-name="Standard">
      <style:paragraph-properties fo:margin-left="0.183cm" fo:margin-right="0.011cm" fo:margin-top="0cm" fo:margin-bottom="0cm" style:contextual-spacing="false" fo:line-height="120%" fo:text-indent="-0.443cm" style:auto-text-indent="false" fo:padding="0cm" fo:border="none" style:writing-mode="lr-tb"/>
      <style:text-properties fo:color="#000000" loext:opacity="100%" style:font-name="Arial1" fo:font-size="12pt" fo:font-weight="normal" officeooo:paragraph-rsid="00189808" fo:background-color="#fffffe" style:font-size-asian="12pt" style:font-size-complex="12pt"/>
    </style:style>
    <style:style style:name="P17" style:family="paragraph" style:parent-style-name="Standard">
      <style:paragraph-properties fo:margin-left="0.183cm" fo:margin-right="0.011cm" fo:margin-top="0cm" fo:margin-bottom="0cm" style:contextual-spacing="false" fo:line-height="120%" fo:text-indent="-0.443cm" style:auto-text-indent="false" fo:padding="0cm" fo:border="none" style:writing-mode="lr-tb"/>
      <style:text-properties fo:color="#000000" loext:opacity="100%" style:font-name="Consolas" fo:font-size="10.5pt" fo:font-weight="normal" officeooo:paragraph-rsid="0018ea38" fo:background-color="#fffffe" style:font-size-asian="12pt" style:font-size-complex="12pt"/>
    </style:style>
    <style:style style:name="P18" style:family="paragraph" style:parent-style-name="Standard">
      <style:paragraph-properties fo:margin-left="0.183cm" fo:margin-right="0.011cm" fo:margin-top="0cm" fo:margin-bottom="0cm" style:contextual-spacing="false" fo:line-height="120%" fo:text-indent="-0.443cm" style:auto-text-indent="false" fo:padding="0cm" fo:border="none" style:writing-mode="lr-tb"/>
      <style:text-properties style:font-name="Arial1" fo:font-size="12pt" fo:font-weight="normal" officeooo:paragraph-rsid="0018ea38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color="#000000" loext:opacity="100%" style:font-name="Arial1" fo:font-size="12pt" fo:font-weight="normal" officeooo:paragraph-rsid="00189808" fo:background-color="#fffffe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color="#000000" loext:opacity="100%" style:font-name="Consolas" fo:font-size="10.5pt" fo:font-weight="normal" officeooo:paragraph-rsid="00189808" fo:background-color="#fffffe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font-name="Arial1" fo:font-size="12pt" fo:font-weight="normal" officeooo:paragraph-rsid="00189808" style:font-size-asian="12pt" style:font-size-complex="12pt"/>
    </style:style>
    <style:style style:name="P22" style:family="paragraph" style:parent-style-name="Text_20_body">
      <style:paragraph-properties fo:margin-left="1.376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style:text-underline-style="none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left="1.376cm" fo:margin-right="0cm" fo:margin-top="0cm" fo:margin-bottom="0cm" style:contextual-spacing="false" fo:line-height="120%" fo:text-indent="0cm" style:auto-text-indent="false" style:writing-mode="lr-tb"/>
      <style:text-properties style:font-name="Arial1" fo:font-size="12pt" officeooo:paragraph-rsid="0015c959" style:font-size-asian="12pt" style:font-size-complex="12pt"/>
    </style:style>
    <style:style style:name="P24" style:family="paragraph" style:parent-style-name="Text_20_body">
      <style:paragraph-properties fo:margin-left="0.183cm" fo:margin-right="0.011cm" fo:margin-top="0.27cm" fo:margin-bottom="0cm" style:contextual-spacing="false" fo:line-height="120%" fo:text-indent="-0.443cm" style:auto-text-indent="false" fo:padding="0cm" fo:border="none" style:writing-mode="lr-tb"/>
      <style:text-properties style:font-name="Arial1" fo:font-size="12pt" fo:font-weight="normal" officeooo:paragraph-rsid="00169c1f" style:font-size-asian="12pt" style:font-size-complex="12pt"/>
    </style:style>
    <style:style style:name="P25" style:family="paragraph" style:parent-style-name="Text_20_body">
      <style:paragraph-properties fo:margin-left="1.057cm" fo:margin-right="0cm" fo:margin-top="0.293cm" fo:margin-bottom="0cm" style:contextual-spacing="false" fo:line-height="120%" fo:text-indent="0cm" style:auto-text-indent="false" style:writing-mode="lr-tb"/>
      <style:text-properties style:font-name="Arial1" fo:font-size="12pt" style:font-size-asian="12pt" style:font-size-complex="12pt"/>
    </style:style>
    <style:style style:name="P26" style:family="paragraph" style:parent-style-name="Text_20_body">
      <style:paragraph-properties fo:margin-left="1.057cm" fo:margin-right="0cm" fo:margin-top="0.152cm" fo:margin-bottom="0cm" style:contextual-spacing="false" fo:line-height="120%" fo:text-indent="0cm" style:auto-text-indent="false" style:writing-mode="lr-tb"/>
      <style:text-properties style:font-name="Arial1" fo:font-size="12pt" style:font-size-asian="12pt" style:font-size-complex="12pt"/>
    </style:style>
    <style:style style:name="P27" style:family="paragraph" style:parent-style-name="Text_20_body">
      <style:paragraph-properties fo:margin-left="0.18cm" fo:margin-right="0cm" fo:margin-top="0.293cm" fo:margin-bottom="0cm" style:contextual-spacing="false" fo:line-height="120%" fo:text-indent="-0.445cm" style:auto-text-indent="false" fo:padding="0cm" fo:border="none" style:writing-mode="lr-tb"/>
      <style:text-properties style:font-name="Arial1" fo:font-size="12pt" fo:font-weight="normal" officeooo:paragraph-rsid="0015f897" style:font-size-asian="12pt" style:font-size-complex="12pt"/>
    </style:style>
    <style:style style:name="P28" style:family="paragraph" style:parent-style-name="Text_20_body">
      <style:paragraph-properties fo:margin-left="0.628cm" fo:margin-right="0cm" fo:margin-top="0.50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left="1.011cm" fo:margin-right="0cm" fo:margin-top="0.012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left="1.002cm" fo:margin-right="0cm" fo:margin-top="0.012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left="0.633cm" fo:margin-right="0cm" fo:margin-top="0.012cm" fo:margin-bottom="0cm" style:contextual-spacing="false" fo:line-height="120%" fo:text-indent="0cm" style:auto-text-indent="false" style:writing-mode="lr-tb"/>
      <style:text-properties style:font-name="Arial1" fo:font-size="12p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1" fo:font-size="12pt" officeooo:paragraph-rsid="0015c959" style:font-size-asian="12pt" style:font-size-complex="12pt"/>
    </style:style>
    <style:style style:name="P33" style:family="paragraph" style:parent-style-name="Text_20_body">
      <style:paragraph-properties fo:margin-left="0cm" fo:margin-right="0cm" fo:margin-top="0.293cm" fo:margin-bottom="0cm" style:contextual-spacing="false" fo:line-height="120%" fo:text-indent="0cm" style:auto-text-indent="false" style:writing-mode="lr-tb"/>
      <style:text-properties style:font-name="Arial1" fo:font-size="12pt" fo:font-weight="normal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5c959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89808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69c1f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89808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dd05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da16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italic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super 58%" fo:font-style="italic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1" fo:font-size="12pt" fo:font-style="italic" style:text-underline-style="none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f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ff" loext:opacity="100%" style:text-line-through-style="none" style:text-line-through-type="none" fo:font-style="normal" style:text-underline-style="none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ff" loext:opacity="100%" style:text-line-through-style="none" style:text-line-through-type="none" fo:font-style="normal" style:text-underline-style="none" officeooo:rsid="0015f897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ff" loext:opacity="100%" style:text-line-through-style="none" style:text-line-through-type="none" fo:font-style="normal" style:text-underline-style="none" officeooo:rsid="001dd05e" style:text-blinking="false" fo:background-color="transparent" loext:char-shading-value="0"/>
    </style:style>
    <style:style style:name="T21" style:family="text">
      <style:text-properties fo:font-variant="normal" fo:text-transform="none" fo:color="#0000ff" loext:opacity="100%" style:text-line-through-style="none" style:text-line-through-type="none" fo:font-style="normal" style:text-underline-style="none" officeooo:rsid="0020da16" style:text-blinking="false" fo:background-color="transparent" loext:char-shading-value="0"/>
    </style:style>
    <style:style style:name="T22" style:family="text">
      <style:text-properties fo:font-variant="normal" fo:text-transform="none" fo:color="#0000ff" loext:opacity="100%" style:text-line-through-style="none" style:text-line-through-type="none" style:font-name="Arial1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style:text-line-through-style="none" style:text-line-through-type="none" fo:font-style="normal" style:text-underline-style="none" officeooo:rsid="001dd05e" style:text-blinking="false" fo:background-color="transparent" loext:char-shading-value="0"/>
    </style:style>
    <style:style style:name="T26" style:family="text">
      <style:text-properties fo:font-variant="normal" fo:text-transform="none" style:text-line-through-style="none" style:text-line-through-type="none" fo:font-style="normal" style:text-underline-style="none" officeooo:rsid="0020da16" style:text-blinking="false" fo:background-color="transparent" loext:char-shading-value="0"/>
    </style:style>
    <style:style style:name="T27" style:family="text">
      <style:text-properties fo:font-variant="normal" fo:text-transform="none" fo:color="#a31515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8" style:family="text">
      <style:text-properties fo:color="#000000" loext:opacity="100%" fo:background-color="#fffffe" loext:char-shading-value="0"/>
    </style:style>
    <style:style style:name="T29" style:family="text">
      <style:text-properties fo:color="#0000ff" loext:opacity="100%"/>
    </style:style>
    <style:style style:name="T30" style:family="text">
      <style:text-properties fo:color="#0000ff" loext:opacity="100%" fo:background-color="#fffffe" loext:char-shading-value="0"/>
    </style:style>
    <style:style style:name="T31" style:family="text">
      <style:text-properties fo:color="#0000ff" loext:opacity="100%" officeooo:rsid="001ef410"/>
    </style:style>
    <style:style style:name="T32" style:family="text">
      <style:text-properties fo:color="#a31515" loext:opacity="100%"/>
    </style:style>
    <style:style style:name="T33" style:family="text">
      <style:text-properties fo:color="#09885a" loext:opacity="100%"/>
    </style:style>
    <style:style style:name="T34" style:family="text">
      <style:text-properties fo:color="#09885a" loext:opacity="100%" fo:background-color="#fffffe" loext:char-shading-value="0"/>
    </style:style>
    <style:style style:name="T35" style:family="text">
      <style:text-properties officeooo:rsid="00189808"/>
    </style:style>
    <style:style style:name="T36" style:family="text">
      <style:text-properties officeooo:rsid="001be943"/>
    </style:style>
    <style:style style:name="T37" style:family="text">
      <style:text-properties fo:color="#aaaaaa" loext:opacity="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Lista de exercícios de recursividade</text:span></text:p>
      <text:p text:style-name="P22"><text:span text:style-name="T1"/></text:p>
      <text:p text:style-name="P23"><text:span text:style-name="T4">Rosenildo Pereira de Aguiar Furtado</text:span></text:p>
      <text:p text:style-name="P23"><text:span text:style-name="T4"/></text:p>
      <text:p text:style-name="P32"><text:span text:style-name="T3">1. Desenvolva um algoritmo que calcule a soma dos </text:span><text:span text:style-name="T12">N </text:span><text:span text:style-name="T3">primeiros n</text:span><text:span text:style-name="T4">ú</text:span><text:span text:style-name="T3">meros (N</text:span><text:span text:style-name="T4">Ã</text:span><text:span text:style-name="T3">O usar a f</text:span><text:span text:style-name="T4">ó</text:span><text:span text:style-name="T3">rmula da P.A.).</text:span></text:p>
      <text:p text:style-name="P8"><text:span text:style-name="T17">#include</text:span><text:span text:style-name="T23"> </text:span><text:span text:style-name="T17">&lt;</text:span><text:span text:style-name="T27">stdio.h</text:span><text:span text:style-name="T17">&gt;</text:span></text:p>
      <text:p text:style-name="P6"/>
      <text:p text:style-name="P4"><text:span text:style-name="T29">int</text:span> main(<text:span text:style-name="T29">void</text:span>) {</text:p>
      <text:p text:style-name="P4"><text:span text:style-name="T29"><text:tab/>int</text:span> n, soma=<text:span text:style-name="T33">0</text:span>;</text:p>
      <text:p text:style-name="P4"><text:tab/>scanf(<text:span text:style-name="T32">"%d"</text:span>, &amp;n);</text:p>
      <text:p text:style-name="P4"><text:span text:style-name="T29"><text:tab/>for</text:span>(<text:span text:style-name="T29">int</text:span> i=<text:span text:style-name="T33">1</text:span>; i&lt;=n; i++)</text:p>
      <text:p text:style-name="P4"><text:tab/><text:tab/>soma+=i;</text:p>
      <text:p text:style-name="P4"><text:tab/>printf(<text:span text:style-name="T32">"%d"</text:span>, soma);</text:p>
      <text:p text:style-name="P4"><text:span text:style-name="T29"><text:tab/>return</text:span> <text:span text:style-name="T33">0</text:span>;</text:p>
      <text:p text:style-name="P4">}</text:p>
      <text:p text:style-name="P23"><text:span text:style-name="T3"/></text:p>
      <text:p text:style-name="P24"><text:span text:style-name="T6">2. Desenvolva um algoritmo que dado dois n</text:span><text:span text:style-name="T8">ú</text:span><text:span text:style-name="T6">meros, </text:span><text:span text:style-name="T13">x </text:span><text:span text:style-name="T6">e </text:span><text:span text:style-name="T13">y</text:span><text:span text:style-name="T6">, calcule a pot</text:span><text:span text:style-name="T8">ê</text:span><text:span text:style-name="T6">ncia do primeiro pelo segundo (</text:span><text:span text:style-name="T13">x</text:span><text:span text:style-name="T14">y</text:span><text:span text:style-name="T6">). (obs. considere a n</text:span><text:span text:style-name="T8">ã</text:span><text:span text:style-name="T6">o exist</text:span><text:span text:style-name="T8">ê</text:span><text:span text:style-name="T6">ncia de uma fun</text:span><text:span text:style-name="T8">çã</text:span><text:span text:style-name="T6">o de exponencia</text:span><text:span text:style-name="T8">çã</text:span><text:span text:style-name="T6">o).</text:span></text:p>
      <text:p text:style-name="P16"><text:span text:style-name="T17">#include</text:span><text:span text:style-name="T23"> </text:span><text:span text:style-name="T17">&lt;</text:span><text:span text:style-name="T27">stdio.h</text:span><text:span text:style-name="T17">&gt;</text:span></text:p>
      <text:p text:style-name="P15"><text:span text:style-name="T18">int</text:span><text:span text:style-name="T24"> main(</text:span><text:span text:style-name="T18">void</text:span><text:span text:style-name="T24">) {</text:span></text:p>
      <text:p text:style-name="P15"><text:span text:style-name="T29"><text:tab/>int</text:span> x, y, pot=<text:span text:style-name="T33">1</text:span>;</text:p>
      <text:p text:style-name="P15"><text:tab/>scanf(<text:span text:style-name="T32">"%d"</text:span>, &amp;x);</text:p>
      <text:p text:style-name="P15"><text:tab/>scanf(<text:span text:style-name="T32">"%d"</text:span>, &amp;y);</text:p>
      <text:p text:style-name="P15"><text:tab/>pot=x;</text:p>
      <text:p text:style-name="P15"><text:span text:style-name="T29"><text:tab/>for</text:span>(<text:span text:style-name="T29">int</text:span> i=<text:span text:style-name="T33">1</text:span>; i&lt;y; i++)</text:p>
      <text:p text:style-name="P15"><text:tab/><text:tab/>pot*=x;</text:p>
      <text:p text:style-name="P15"><text:tab/>printf(<text:span text:style-name="T32">"%d"</text:span>, pot);</text:p>
      <text:p text:style-name="P15"><text:span text:style-name="T29"><text:tab/>return</text:span> <text:span text:style-name="T33">0</text:span>;</text:p>
      <text:p text:style-name="P15">}</text:p>
      <text:p text:style-name="P24"><text:span text:style-name="T6"/></text:p>
      <text:p text:style-name="P24"><text:span text:style-name="T6">3. Desenvolva um algoritmo que calcule o fatorial de um n</text:span><text:span text:style-name="T9">ú</text:span><text:span text:style-name="T6">mero </text:span><text:span text:style-name="T13">n</text:span><text:span text:style-name="T6">.</text:span></text:p>
      <text:p text:style-name="P18"><text:span text:style-name="T17">#include</text:span><text:span text:style-name="T6"> </text:span><text:span text:style-name="T17">&lt;</text:span><text:span text:style-name="T27">stdio.h</text:span><text:span text:style-name="T17">&gt;</text:span></text:p>
      <text:p text:style-name="P17"><text:span text:style-name="T17">int</text:span><text:span text:style-name="T23"> main(</text:span><text:span text:style-name="T17">void</text:span><text:span text:style-name="T23">) {</text:span></text:p>
      <text:p text:style-name="P2"><text:span text:style-name="T29">int</text:span> n, fat=<text:span text:style-name="T33">1</text:span>;</text:p>
      <text:p text:style-name="P2">scanf(<text:span text:style-name="T32">"%d"</text:span>, &amp;n);</text:p>
      <text:p text:style-name="P2"><text:span text:style-name="T29">for</text:span>(<text:span text:style-name="T29">int</text:span> i=<text:span text:style-name="T33">1</text:span>; i&lt;=n; i++)</text:p>
      <text:p text:style-name="P2">fat*=i;</text:p>
      <text:p text:style-name="P2">printf(<text:span text:style-name="T32">"%d"</text:span>, fat);</text:p>
      <text:p text:style-name="P2"><text:span text:style-name="T29">return</text:span> <text:span text:style-name="T33">0</text:span>;</text:p>
      <text:p text:style-name="P2">}</text:p>
      <text:p text:style-name="P18"><text:soft-page-break/><text:span text:style-name="T17"/></text:p>
      <text:p text:style-name="P18"><text:span text:style-name="T6">4. Desenvolva um algoritmo que calcule o </text:span><text:span text:style-name="T13">n</text:span><text:span text:style-name="T6">-</text:span><text:span text:style-name="T9">é</text:span><text:span text:style-name="T6">simo termo de uma s</text:span><text:span text:style-name="T9">é</text:span><text:span text:style-name="T6">rie de </text:span><text:span text:style-name="T9">fi</text:span><text:span text:style-name="T6">bonacci.</text:span></text:p>
      <text:p text:style-name="P25"><text:span text:style-name="T2">• </text:span><text:span text:style-name="T3">S</text:span><text:span text:style-name="T5">é</text:span><text:span text:style-name="T3">rie de bonacci: 0</text:span><text:span text:style-name="T12">, </text:span><text:span text:style-name="T3">1</text:span><text:span text:style-name="T12">, </text:span><text:span text:style-name="T3">1</text:span><text:span text:style-name="T12">, </text:span><text:span text:style-name="T3">2</text:span><text:span text:style-name="T12">, </text:span><text:span text:style-name="T3">3</text:span><text:span text:style-name="T12">, </text:span><text:span text:style-name="T3">5</text:span><text:span text:style-name="T12">, </text:span><text:span text:style-name="T3">8</text:span><text:span text:style-name="T12">, </text:span><text:span text:style-name="T3">13</text:span><text:span text:style-name="T12">, </text:span><text:span text:style-name="T3">21</text:span><text:span text:style-name="T12">, </text:span><text:span text:style-name="T3">34 </text:span><text:span text:style-name="T12">. . .</text:span></text:p>
      <text:p text:style-name="P26"><text:span text:style-name="T2">• </text:span><text:span text:style-name="T3">OBS.: O </text:span><text:span text:style-name="T12">n</text:span><text:span text:style-name="T3">-</text:span><text:span text:style-name="T5">é</text:span><text:span text:style-name="T3">simo termo ´e obtido a partir dos dois anteriores.</text:span></text:p>
      <text:p text:style-name="P21"><text:span text:style-name="T17">#include</text:span><text:span text:style-name="T6"> </text:span><text:span text:style-name="T17">&lt;</text:span><text:span text:style-name="T27">stdio.h</text:span><text:span text:style-name="T17">&gt;</text:span></text:p>
      <text:p text:style-name="P20"><text:span text:style-name="T17">int</text:span><text:span text:style-name="T23"> main(</text:span><text:span text:style-name="T17">void</text:span><text:span text:style-name="T23">) {</text:span></text:p>
      <text:p text:style-name="P2"><text:span text:style-name="T29"><text:tab/>int</text:span> n;</text:p>
      <text:p text:style-name="P2"><text:tab/>scanf(<text:span text:style-name="T32">"%d"</text:span>, &amp;n);</text:p>
      <text:p text:style-name="P2"><text:span text:style-name="T29"><text:tab/>int</text:span> fib[n];</text:p>
      <text:p text:style-name="P2"><text:span text:style-name="T29"><text:tab/>for</text:span>(<text:span text:style-name="T29">int</text:span> i=<text:span text:style-name="T33">1</text:span>; i&lt;=n; i++){</text:p>
      <text:p text:style-name="P2"><text:span text:style-name="T29"><text:tab/><text:tab/>if</text:span>(i&lt;<text:span text:style-name="T33">2</text:span>)</text:p>
      <text:p text:style-name="P2"><text:tab/><text:tab/><text:tab/>fib[i] = i;</text:p>
      <text:p text:style-name="P7"><text:tab/><text:tab/>else</text:p>
      <text:p text:style-name="P2"><text:tab/><text:tab/><text:tab/>fib[i] = fib[i-<text:span text:style-name="T33">1</text:span>] + fib[i-<text:span text:style-name="T33">2</text:span>];</text:p>
      <text:p text:style-name="P2"><text:tab/>}</text:p>
      <text:p text:style-name="P2"><text:tab/>printf(<text:span text:style-name="T32">"%d"</text:span>, fib[n-<text:span text:style-name="T33">1</text:span>]);</text:p>
      <text:p text:style-name="P1"><text:span text:style-name="T30"><text:tab/>return</text:span><text:span text:style-name="T28"> </text:span><text:span text:style-name="T34">0</text:span><text:span text:style-name="T28">;</text:span></text:p>
      <text:p text:style-name="P1"><text:span text:style-name="T28">}</text:span></text:p>
      <text:p text:style-name="P1"><text:span text:style-name="T28"/></text:p>
      <text:p text:style-name="P1"><text:span text:style-name="T15">5. Desenvolva um algoritmo que calcule a soma dos elementos (inteiros) de um arranjo (</text:span><text:span text:style-name="T16">array</text:span><text:span text:style-name="T15">) de tamanho </text:span><text:span text:style-name="T16">N</text:span><text:span text:style-name="T15">.</text:span></text:p>
      <text:p text:style-name="P19"><text:span text:style-name="T17">#include</text:span><text:span text:style-name="T23"> </text:span><text:span text:style-name="T17">&lt;</text:span><text:span text:style-name="T27">stdio.h</text:span><text:span text:style-name="T17">&gt;</text:span></text:p>
      <text:p text:style-name="P20"><text:span text:style-name="T17">int</text:span><text:span text:style-name="T23"> main(</text:span><text:span text:style-name="T17">void</text:span><text:span text:style-name="T23">) {</text:span></text:p>
      <text:p text:style-name="P2"><text:span text:style-name="T29">int</text:span> n;</text:p>
      <text:p text:style-name="P2">scanf(<text:span text:style-name="T32">"%d"</text:span>, &amp;n);</text:p>
      <text:p text:style-name="P2"><text:span text:style-name="T29">int</text:span> vetor[n], soma=<text:span text:style-name="T33">0</text:span>;</text:p>
      <text:p text:style-name="P2"><text:span text:style-name="T29">for</text:span>(<text:span text:style-name="T29">int</text:span> i=<text:span text:style-name="T33">0</text:span>; i&lt;n; i++) <text:span text:style-name="T37">//Criei um vetor com elementos</text:span></text:p>
      <text:p text:style-name="P2">vetor[i] = <text:span text:style-name="T33">2</text:span>;</text:p>
      <text:p text:style-name="P5"/>
      <text:p text:style-name="P2"><text:span text:style-name="T29">for</text:span>(<text:span text:style-name="T29">int</text:span> j=<text:span text:style-name="T33">0</text:span>; j&lt;n; j++) <text:span text:style-name="T37">// Fiz a soma dos elementos</text:span></text:p>
      <text:p text:style-name="P2">soma+=vetor[j];</text:p>
      <text:p text:style-name="P5"/>
      <text:p text:style-name="P2">printf(<text:span text:style-name="T32">"%d"</text:span>, soma);</text:p>
      <text:p text:style-name="P2"><text:span text:style-name="T29">return</text:span> <text:span text:style-name="T33">0</text:span>;</text:p>
      <text:p text:style-name="P2">}</text:p>
      <text:p text:style-name="P19"><text:span text:style-name="T17"/></text:p>
      <text:p text:style-name="P27"><text:span text:style-name="T6">6. Desenvolva um algoritmo que calcule e mostre o maior elemento de um arranjo (</text:span><text:span text:style-name="T13">array</text:span><text:span text:style-name="T6">) de tamanho </text:span><text:span text:style-name="T13">N</text:span><text:span text:style-name="T6">. Os elementos s</text:span><text:span text:style-name="T9">ã</text:span><text:span text:style-name="T6">o n</text:span><text:span text:style-name="T9">ú</text:span><text:span text:style-name="T6">meros inteiros.</text:span></text:p>
      <text:p text:style-name="P12"><text:span text:style-name="T17">#include</text:span><text:span text:style-name="T23"> </text:span><text:span text:style-name="T17">&lt;</text:span><text:span text:style-name="T27">stdio.h</text:span><text:span text:style-name="T17">&gt;</text:span></text:p>
      <text:p text:style-name="P14"><text:span text:style-name="T17"><text:tab/>int</text:span><text:span text:style-name="T23"> main(</text:span><text:span text:style-name="T17">void</text:span><text:span text:style-name="T23">) {</text:span></text:p>
      <text:p text:style-name="P2"><text:span text:style-name="T29">int</text:span> vetor[<text:span text:style-name="T33">6</text:span>] = {<text:span text:style-name="T33">5</text:span>,<text:span text:style-name="T33">3</text:span>,<text:span text:style-name="T33">7</text:span>,<text:span text:style-name="T33">4</text:span>,<text:span text:style-name="T33">9</text:span>,<text:span text:style-name="T33">1</text:span>};</text:p>
      <text:p text:style-name="P2"><text:span text:style-name="T29">int</text:span> maior=<text:span text:style-name="T33">0</text:span>;</text:p>
      <text:p text:style-name="P2"><text:span text:style-name="T29">for</text:span>(<text:span text:style-name="T29">int</text:span> i=<text:span text:style-name="T33">0</text:span>; i&lt;<text:span text:style-name="T33">6</text:span>; i++) {</text:p>
      <text:p text:style-name="P2"><text:span text:style-name="T29"><text:tab/>if</text:span>(i==<text:span text:style-name="T33">0</text:span>)</text:p>
      <text:p text:style-name="P2"><text:tab/><text:tab/>maior = vetor[i];</text:p>
      <text:p text:style-name="P2"><text:span text:style-name="T29"><text:tab/>else</text:span>{</text:p>
      <text:p text:style-name="P2"><text:span text:style-name="T29"><text:tab/><text:tab/>if</text:span>(vetor[i]&gt;vetor[i-<text:span text:style-name="T33">1</text:span>]){</text:p>
      <text:p text:style-name="P2"><text:soft-page-break/><text:tab/><text:tab/>maior = vetor[i];</text:p>
      <text:p text:style-name="P2"><text:tab/><text:tab/>}</text:p>
      <text:p text:style-name="P2"><text:tab/>}</text:p>
      <text:p text:style-name="P2">}</text:p>
      <text:p text:style-name="P5"/>
      <text:p text:style-name="P2">printf(<text:span text:style-name="T32">"%d"</text:span>, maior);</text:p>
      <text:p text:style-name="P2"><text:span text:style-name="T29">return</text:span> <text:span text:style-name="T33">0</text:span>;</text:p>
      <text:p text:style-name="P13"><text:span text:style-name="T17">}</text:span></text:p>
      <text:p text:style-name="P27"><text:span text:style-name="T6">7. Desenvolva uma vers</text:span><text:span text:style-name="T9">ã</text:span><text:span text:style-name="T6">o recursiva para cada um dos algoritmos anteriores.</text:span></text:p>
      <text:p text:style-name="P11"><text:span text:style-name="T18">//</text:span><text:span text:style-name="T19">Questão 1</text:span></text:p>
      <text:p text:style-name="P11"><text:span text:style-name="T18">int</text:span><text:span text:style-name="T24"> somaN(</text:span><text:span text:style-name="T18">int</text:span><text:span text:style-name="T24"> n){ </text:span></text:p>
      <text:p text:style-name="P11"><text:span text:style-name="T29"><text:tab/>if</text:span>(n&lt;=<text:span text:style-name="T33">1</text:span>)</text:p>
      <text:p text:style-name="P11"><text:span text:style-name="T29"><text:tab/><text:tab/>return</text:span> <text:span text:style-name="T33">1</text:span>;</text:p>
      <text:p text:style-name="P11"><text:span text:style-name="T29"><text:tab/>els</text:span><text:span text:style-name="T31">e</text:span></text:p>
      <text:p text:style-name="P11"><text:span text:style-name="T29"><text:tab/><text:tab/>return</text:span> n + somaN(n-<text:span text:style-name="T33">1</text:span>);</text:p>
      <text:p text:style-name="P11">}</text:p>
      <text:p text:style-name="P11">//<text:span text:style-name="T35">Questão 2</text:span></text:p>
      <text:p text:style-name="P11"><text:span text:style-name="T29">int</text:span> potencia(<text:span text:style-name="T29">int</text:span> x, <text:span text:style-name="T29">int</text:span> y){</text:p>
      <text:p text:style-name="P2"><text:span text:style-name="T29">if</text:span>(y&lt;=<text:span text:style-name="T33">1</text:span>)</text:p>
      <text:p text:style-name="P2"><text:span text:style-name="T29">return</text:span> x;</text:p>
      <text:p text:style-name="P7">else</text:p>
      <text:p text:style-name="P2"><text:span text:style-name="T29">return</text:span> x *potencia(x, y-<text:span text:style-name="T33">1</text:span>);</text:p>
      <text:p text:style-name="P2">}</text:p>
      <text:p text:style-name="P11">//<text:span text:style-name="T36">Questão 3</text:span></text:p>
      <text:p text:style-name="P11"><text:span text:style-name="T29">int</text:span> fatorial(<text:span text:style-name="T29">int</text:span> n){</text:p>
      <text:p text:style-name="P2"><text:span text:style-name="T29">if</text:span>(n&lt;=<text:span text:style-name="T33">1</text:span>)</text:p>
      <text:p text:style-name="P2"><text:span text:style-name="T29">return</text:span> <text:span text:style-name="T33">1</text:span>;</text:p>
      <text:p text:style-name="P7">else</text:p>
      <text:p text:style-name="P2"><text:span text:style-name="T29">return</text:span> n*fatorial(n-<text:span text:style-name="T33">1</text:span>);</text:p>
      <text:p text:style-name="P2">}</text:p>
      <text:p text:style-name="P9"><text:span text:style-name="T6">//</text:span><text:span text:style-name="T10">Questão 4</text:span></text:p>
      <text:p text:style-name="P10"><text:span text:style-name="T20">unsigned</text:span><text:span text:style-name="T25"> </text:span><text:span text:style-name="T20">long</text:span><text:span text:style-name="T25"> </text:span><text:span text:style-name="T20">int</text:span><text:span text:style-name="T25"> fibonacci(</text:span><text:span text:style-name="T20">unsigned</text:span><text:span text:style-name="T25"> </text:span><text:span text:style-name="T20">long</text:span><text:span text:style-name="T25"> </text:span><text:span text:style-name="T20">int</text:span><text:span text:style-name="T25"> n){</text:span></text:p>
      <text:p text:style-name="P2"><text:span text:style-name="T29">if</text:span>(n&lt;<text:span text:style-name="T33">2</text:span>)</text:p>
      <text:p text:style-name="P2"><text:span text:style-name="T29">return</text:span> n;</text:p>
      <text:p text:style-name="P2"><text:span text:style-name="T29">else</text:span> </text:p>
      <text:p text:style-name="P2"><text:span text:style-name="T29">return</text:span> fibonacci(n-<text:span text:style-name="T33">1</text:span>) + fibonacci(n-<text:span text:style-name="T33">2</text:span>);</text:p>
      <text:p text:style-name="P2">}</text:p>
      <text:p text:style-name="P9"><text:span text:style-name="T10">//Questão 5</text:span></text:p>
      <text:p text:style-name="P10"><text:span text:style-name="T20">int</text:span><text:span text:style-name="T25"> somaV(</text:span><text:span text:style-name="T20">int</text:span><text:span text:style-name="T25"> vet[], </text:span><text:span text:style-name="T20">int</text:span><text:span text:style-name="T25"> n){</text:span></text:p>
      <text:p text:style-name="P2"><text:span text:style-name="T29">if</text:span>(n==<text:span text:style-name="T33">0</text:span>)</text:p>
      <text:p text:style-name="P2"><text:soft-page-break/><text:span text:style-name="T29">return</text:span> vet[n];</text:p>
      <text:p text:style-name="P7">else</text:p>
      <text:p text:style-name="P2"><text:span text:style-name="T29">return</text:span> vet[n] + somaV(vet, n-<text:span text:style-name="T33">1</text:span>);</text:p>
      <text:p text:style-name="P2">}</text:p>
      <text:p text:style-name="P9"><text:span text:style-name="T10">//</text:span><text:span text:style-name="T11">Questão 6</text:span></text:p>
      <text:p text:style-name="P10"><text:span text:style-name="T21">int</text:span><text:span text:style-name="T26"> maiorV(</text:span><text:span text:style-name="T21">int</text:span><text:span text:style-name="T26"> vet[], </text:span><text:span text:style-name="T21">int</text:span><text:span text:style-name="T26"> n){</text:span></text:p>
      <text:p text:style-name="P2"><text:span text:style-name="T29">int</text:span> maior;</text:p>
      <text:p text:style-name="P2"><text:span text:style-name="T29">if</text:span>(n==<text:span text:style-name="T33">0</text:span>)</text:p>
      <text:p text:style-name="P2"><text:tab/>maior = vet[<text:span text:style-name="T33">0</text:span>];</text:p>
      <text:p text:style-name="P2"><text:span text:style-name="T29">else</text:span>{</text:p>
      <text:p text:style-name="P2"><text:tab/>maior = maiorV(vet, n-<text:span text:style-name="T33">1</text:span>);</text:p>
      <text:p text:style-name="P2"><text:span text:style-name="T29"><text:tab/>if</text:span>(vet[n-<text:span text:style-name="T33">1</text:span>]&gt;maior)</text:p>
      <text:p text:style-name="P2"><text:tab/><text:tab/>maior=vet[n-<text:span text:style-name="T33">1</text:span>];</text:p>
      <text:p text:style-name="P2"><text:tab/>}</text:p>
      <text:p text:style-name="P5"/>
      <text:p text:style-name="P3"><text:span text:style-name="T29"><text:tab/>return</text:span> maior;</text:p>
      <text:p text:style-name="P3">}</text:p>
      <text:p text:style-name="P9"><text:span text:style-name="T11"/></text:p>
      <text:p text:style-name="P33"><text:span text:style-name="T6">8. Qual o valor de </text:span><text:span text:style-name="T13">f</text:span><text:span text:style-name="T6">(1</text:span><text:span text:style-name="T13">, </text:span><text:span text:style-name="T6">10)? Escreva uma funcao equivalente que seja mais simples. </text:span></text:p>
      <text:p text:style-name="P28">double f (double x, double y){ </text:p>
      <text:p text:style-name="P29">if (x&gt;=y) return (x+y)/2; </text:p>
      <text:p text:style-name="P30">else return f(f(x+2,y-1),f(x+1,y-2)); </text:p>
      <text:p text:style-name="P31"><text:span text:style-name="T3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0:47:49.813000000</meta:creation-date>
    <dc:date>2021-03-10T12:27:30.507000000</dc:date>
    <meta:editing-duration>PT2H26M31S</meta:editing-duration>
    <meta:editing-cycles>8</meta:editing-cycles>
    <meta:generator>LibreOffice/7.1.1.2$Windows_X86_64 LibreOffice_project/fe0b08f4af1bacafe4c7ecc87ce55bb426164676</meta:generator>
    <meta:document-statistic meta:table-count="0" meta:image-count="0" meta:object-count="0" meta:page-count="4" meta:paragraph-count="134" meta:word-count="462" meta:character-count="2772" meta:non-whitespace-character-count="2380"/>
  </office:meta>
</office:document-meta>
</file>